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Ultra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2cm" svg:stroke-color="#000000" draw:marker-start="Arrow" draw:marker-start-width="0.26cm" draw:marker-end="Arrow" draw:marker-end-width="0.26cm" draw:fill="solid" draw:fill-color="#0047ff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47ff" draw:fill="none" draw:fill-color="#0047ff" fo:min-height="6.149cm"/>
    </style:style>
    <style:style style:name="gr6" style:family="graphic" style:parent-style-name="standard">
      <style:graphic-properties svg:stroke-width="0.02cm" svg:stroke-color="#000000" draw:marker-start-width="0.23cm" draw:marker-end="Arrow" draw:marker-end-width="0.23cm" draw:fill="solid" draw:fill-color="#0047ff" draw:textarea-horizontal-align="center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svg:stroke-color="#808080" draw:fill="none" draw:fill-color="#0047ff" draw:textarea-horizontal-align="center" draw:textarea-vertical-align="middle"/>
    </style:style>
    <style:style style:name="gr8" style:family="graphic" style:parent-style-name="standard">
      <style:graphic-properties svg:stroke-width="0.02cm" svg:stroke-color="#000000" draw:marker-start="Arrow" draw:marker-start-width="0.26cm" draw:marker-end="" draw:marker-end-width="0.26cm" draw:fill="solid" draw:fill-color="#0047ff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family="Arial" style:font-family-generic="swiss" style:font-pitch="variable" fo:font-size="10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Arial" style:font-family-generic="swiss" style:font-pitch="variable" fo:font-size="10pt"/>
    </style:style>
    <style:style style:name="P4" style:family="paragraph">
      <style:paragraph-properties fo:margin-left="0cm" fo:margin-right="0cm" fo:text-align="start" fo:text-indent="0cm"/>
      <style:text-properties fo:font-family="'Liberation Mono'" style:font-family-generic="modern" style:font-pitch="fixed" fo:font-style="normal" style:font-style-asian="normal" style:font-style-complex="normal"/>
    </style:style>
    <style:style style:name="P5" style:family="paragraph">
      <style:paragraph-properties fo:margin-left="0cm" fo:margin-right="0cm" fo:text-align="start" fo:text-indent="0cm"/>
      <style:text-properties fo:font-family="'Liberation Mono'" style:font-family-generic="modern" style:font-pitch="fixed" fo:font-size="10pt" fo:font-style="normal" style:font-style-asian="normal" style:font-style-complex="normal"/>
    </style:style>
    <style:style style:name="P6" style:family="paragraph">
      <style:paragraph-properties fo:text-align="center"/>
      <style:text-properties fo:font-family="Arial" style:font-family-generic="swiss" style:font-pitch="variable" fo:font-size="12pt"/>
    </style:style>
    <style:style style:name="P7" style:family="paragraph">
      <style:text-properties fo:font-family="Arial" style:font-family-generic="swiss" style:font-pitch="variable" fo:font-size="12pt" fo:font-style="italic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'Liberation Mono'" style:font-family-generic="modern" style:font-pitch="fixed" fo:font-size="10pt" fo:font-style="normal" style:font-style-asian="normal" style:font-style-complex="normal"/>
    </style:style>
    <style:style style:name="T3" style:family="text">
      <style:text-properties fo:font-family="Arial" style:font-family-generic="swiss" style:font-pitch="variable" fo:font-size="12pt"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office:forms form:automatic-focus="false" form:apply-design-mode="false"/>
        <draw:g>
          <draw:line draw:style-name="gr1" draw:text-style-name="P1" draw:layer="layout" svg:x1="1.3cm" svg:y1="1.081cm" svg:x2="1.3cm" svg:y2="8.081cm">
            <text:p/>
          </draw:line>
          <draw:line draw:style-name="gr2" draw:text-style-name="P1" draw:layer="layout" svg:x1="1.866cm" svg:y1="2.014cm" svg:x2="0.799cm" svg:y2="2.014cm">
            <text:p/>
          </draw:line>
          <draw:line draw:style-name="gr3" draw:text-style-name="P1" draw:layer="layout" svg:x1="0.866cm" svg:y1="2.014cm" svg:x2="0.866cm" svg:y2="7.68cm">
            <text:p/>
          </draw:line>
          <draw:line draw:style-name="gr2" draw:text-style-name="P1" draw:layer="layout" svg:x1="1.866cm" svg:y1="7.68cm" svg:x2="0.799cm" svg:y2="7.68cm">
            <text:p/>
          </draw:line>
          <draw:frame draw:style-name="gr4" draw:text-style-name="P3" draw:layer="layout" svg:width="2.657cm" svg:height="0.645cm" draw:transform="rotate (1.5707963267946) translate (0.266cm 6.214cm)">
            <draw:text-box>
              <text:p text:style-name="P2"><text:span text:style-name="T1">400 ms frame</text:span></text:p>
            </draw:text-box>
          </draw:frame>
        </draw:g>
        <draw:frame draw:style-name="gr5" draw:text-style-name="P5" draw:layer="layout" svg:width="11.348cm" svg:height="6.399cm" svg:x="1.666cm" svg:y="1.68cm">
          <draw:text-box>
            <text:p text:style-name="P4"><text:span text:style-name="T2">*....T0f.TT.0T..TT0.X..f0.TT.T0fTT..0T.TT.0T....*..</text:span></text:p>
            <text:p text:style-name="P4"><text:span text:style-name="T2">..*....f0.X...0.....0.Xf..0....f0.X...0.....0.....*</text:span></text:p>
            <text:p text:style-name="P4"><text:span text:style-name="T2">....0..f..0.X...0.....0fX...0..f..0.X...0.....0....</text:span></text:p>
            <text:p text:style-name="P4"><text:span text:style-name="T2">*.....0f....0.X...0....f0.X...0f....0.X...0.....*..</text:span></text:p>
            <text:p text:style-name="P4"><text:span text:style-name="T2">..*.X..f0.....0.X...0..f..0.X..f0.....0.X...0.....*</text:span></text:p>
            <text:p text:style-name="P4"><text:span text:style-name="T2">....0.Xf..0.....0.X...0f....0.Xf..0.....0.....0....</text:span></text:p>
            <text:p text:style-name="P4"><text:span text:style-name="T2">*.....0fX...0.....0.X..f0.....0fX...0.....0.....*..</text:span></text:p>
            <text:p text:style-name="P4"><text:span text:style-name="T2">..*....f0.X...0.....0.Xf..0....f0.X...0.....0.....*</text:span></text:p>
            <text:p text:style-name="P4"><text:span text:style-name="T2">....0..f..0.X...0.....0fX...0..f..0.X...0.....0....</text:span></text:p>
            <text:p text:style-name="P4"><text:span text:style-name="T2">*.....0f....0.X...0....f0.X...0f....0.X...0.....*..</text:span></text:p>
            <text:p text:style-name="P4"><text:span text:style-name="T2">..*.X..f0.....0.X...0..f..0.X..f0.....0.X...0.....*</text:span></text:p>
            <text:p text:style-name="P4"><text:span text:style-name="T2">....0.Xf..0.....0.X...0f....0.Xf..0.....0.....0....</text:span></text:p>
            <text:p text:style-name="P4"><text:span text:style-name="T2">*.....0fX...0.....0.X..f0.....0fX...0.....0.....*..</text:span></text:p>
            <text:p text:style-name="P4"><text:span text:style-name="T2">..*....f0.X...0.....0.Xf..0....f0.X...0.....0.....*</text:span></text:p>
            <text:p text:style-name="P4"><text:span text:style-name="T2">....0..f..0.X...0.....0fX...0..f..0.X...0.....0....</text:span></text:p>
          </draw:text-box>
        </draw:frame>
        <draw:line draw:style-name="gr1" draw:text-style-name="P1" draw:layer="layout" svg:x1="13.199cm" svg:y1="1.281cm" svg:x2="1.065cm" svg:y2="1.281cm">
          <text:p/>
        </draw:line>
        <draw:polyline draw:style-name="gr6" draw:text-style-name="P6" draw:layer="layout" svg:width="1.266cm" svg:height="2.667cm" draw:transform="rotate (-1.57079632679579) translate (4.666cm 0.613999999999268cm)" svg:viewBox="0 0 1267 2668" draw:points="0,-9332 0,-6864 201,-6664 1267,-6665">
          <text:p/>
        </draw:polyline>
        <draw:frame draw:style-name="gr4" draw:text-style-name="P3" draw:layer="layout" svg:width="2.466cm" svg:height="0.645cm" svg:x="2.199cm" svg:y="0.081cm">
          <draw:text-box>
            <text:p text:style-name="P2"><text:span text:style-name="T1">1. subcarrier</text:span></text:p>
          </draw:text-box>
        </draw:frame>
        <draw:polyline draw:style-name="gr6" draw:text-style-name="P6" draw:layer="layout" svg:width="1.266cm" svg:height="2.598cm" draw:transform="rotate (1.5707963267946) translate (10.0000000000011cm 1.88100000000231cm)" svg:viewBox="0 0 1267 2599" draw:points="1267,20000 1267,22399 1066,22599 0,22598">
          <text:p/>
        </draw:polyline>
        <draw:frame draw:style-name="gr4" draw:text-style-name="P3" draw:layer="layout" svg:width="2.661cm" svg:height="0.645cm" svg:x="9.8cm" svg:y="0.066cm">
          <draw:text-box>
            <text:p text:style-name="P2"><text:span text:style-name="T1">51. subcarrier</text:span></text:p>
          </draw:text-box>
        </draw:frame>
        <draw:polyline draw:style-name="gr6" draw:text-style-name="P6" draw:layer="layout" svg:width="0.799cm" svg:height="10.066cm" draw:transform="rotate (-1.57079632679579) translate (13.5329999999998cm 7.74699999999702cm)" svg:viewBox="0 0 800 10067" draw:points="800,-27066 800,-17199 599,-16999 0,-16999">
          <text:p/>
        </draw:polyline>
        <draw:frame draw:style-name="gr4" draw:text-style-name="P3" draw:layer="layout" svg:width="5.133cm" svg:height="0.645cm" svg:x="8.6cm" svg:y="8.014cm">
          <draw:text-box>
            <text:p text:style-name="P2"><text:span text:style-name="T1">freq. pilots for manual tunning</text:span></text:p>
          </draw:text-box>
        </draw:frame>
        <draw:polyline draw:style-name="gr6" draw:text-style-name="P6" draw:layer="layout" svg:width="0.799cm" svg:height="0.199cm" draw:transform="rotate (-1.57079632679579) translate (7.06499999999976cm 7.74699999999994cm)" svg:viewBox="0 0 800 200" draw:points="800,-14130 599,-13930 0,-13930">
          <text:p/>
        </draw:polyline>
        <draw:polyline draw:style-name="gr6" draw:text-style-name="P6" draw:layer="layout" svg:width="0.799cm" svg:height="0.199cm" draw:transform="rotate (-1.57079632679579) translate (8.79899999999976cm 7.74699999999994cm)" svg:viewBox="0 0 800 200" draw:points="800,-17598 599,-17398 0,-17398">
          <text:p/>
        </draw:polyline>
        <draw:line draw:style-name="gr3" draw:text-style-name="P1" draw:layer="layout" svg:x1="12.632cm" svg:y1="0.997cm" svg:x2="2.031cm" svg:y2="0.997cm">
          <text:p/>
        </draw:line>
        <draw:frame draw:style-name="gr4" draw:text-style-name="P3" draw:layer="layout" svg:width="3.224cm" svg:height="0.645cm" svg:x="5.666cm" svg:y="0.485cm">
          <draw:text-box>
            <text:p text:style-name="P2"><text:span text:style-name="T1">signal bandwidth </text:span></text:p>
          </draw:text-box>
        </draw:frame>
        <draw:rect draw:style-name="gr7" draw:text-style-name="P1" draw:layer="layout" svg:width="10.8cm" svg:height="0.4cm" svg:x="1.898cm" svg:y="2.597cm">
          <text:p/>
        </draw:rect>
        <draw:polyline draw:style-name="gr6" draw:text-style-name="P6" draw:layer="layout" svg:width="0.732cm" svg:height="2.733cm" draw:transform="rotate (3.1415926535892) translate (13.431000000003cm 5.53cm)" svg:viewBox="0 0 733 2734" draw:points="0,-11060 0,-8527 201,-8327 733,-8326">
          <text:p/>
        </draw:polyline>
        <draw:frame draw:style-name="gr4" draw:text-style-name="P3" draw:layer="layout" svg:width="2.75cm" svg:height="0.645cm" draw:transform="rotate (1.5707963267946) translate (12.832cm 5.633cm)">
          <draw:text-box>
            <text:p text:style-name="P2"><text:span text:style-name="T1">OFDM symbol</text:span></text:p>
          </draw:text-box>
        </draw:frame>
        <draw:line draw:style-name="gr8" draw:text-style-name="P1" draw:layer="layout" svg:x1="1.733cm" svg:y1="5.323cm" svg:x2="1.733cm" svg:y2="3.858cm">
          <text:p/>
        </draw:line>
        <draw:frame draw:style-name="gr4" draw:text-style-name="P7" draw:layer="layout" svg:width="0.621cm" svg:height="0.725cm" svg:x="1.2cm" svg:y="4.125cm">
          <draw:text-box>
            <text:p text:style-name="P2"><text:span text:style-name="T3">t</text:span></text:p>
          </draw:text-box>
        </draw:frame>
        <draw:line draw:style-name="gr8" draw:text-style-name="P1" draw:layer="layout" svg:x1="7.999cm" svg:y1="0.459cm" svg:x2="6.532cm" svg:y2="0.459cm">
          <text:p/>
        </draw:line>
        <draw:frame draw:style-name="gr4" draw:text-style-name="P7" draw:layer="layout" svg:width="0.621cm" svg:height="0.725cm" svg:x="6.85cm" svg:y="-0.133cm">
          <draw:text-box>
            <text:p text:style-name="P2"><text:span text:style-name="T3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cs" fo:country="CZ" style:font-family-asian="'Luxi San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7-02-27T21:32:16</meta:creation-date>
    <dc:date>2011-04-23T20:32:16</dc:date>
    <dc:language>cs-CZ</dc:language>
    <meta:editing-cycles>10</meta:editing-cycles>
    <meta:editing-duration>PT348H05M13S</meta:editing-duration>
    <dc:creator>BruXy </dc:cre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